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style="normal" style:text-underline-style="none" fo:font-weight="bold" officeooo:rsid="0021b70d" officeooo:paragraph-rsid="00020f63" style:font-style-asian="normal" style:font-weight-asian="bold" style:font-style-complex="normal" style:font-weight-complex="bold"/>
    </style:style>
    <style:style style:name="P2" style:family="paragraph" style:parent-style-name="Standard">
      <style:paragraph-properties fo:text-align="center" style:justify-single-word="false"/>
      <style:text-properties fo:font-size="16pt" officeooo:rsid="00020f63" officeooo:paragraph-rsid="00020f63"/>
    </style:style>
    <style:style style:name="P3" style:family="paragraph" style:parent-style-name="Standard">
      <style:paragraph-properties fo:text-align="start" style:justify-single-word="false"/>
      <style:text-properties fo:font-size="16pt" officeooo:rsid="00020f63" officeooo:paragraph-rsid="00020f63"/>
    </style:style>
    <style:style style:name="P4" style:family="paragraph" style:parent-style-name="Standard">
      <style:paragraph-properties fo:text-align="start" style:justify-single-word="false"/>
      <style:text-properties fo:font-size="12pt" fo:font-style="normal" style:text-underline-style="none" fo:font-weight="bold" officeooo:rsid="002267e6" officeooo:paragraph-rsid="00020f63"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ize="12pt" fo:font-style="normal" style:text-underline-style="none" fo:font-weight="bold" officeooo:rsid="0024488b" officeooo:paragraph-rsid="00020f63"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ize="12pt" fo:font-style="normal" style:text-underline-style="none" fo:font-weight="bold" officeooo:rsid="002664e2" officeooo:paragraph-rsid="00020f63" style:font-style-asian="normal" style:font-weight-asian="bold" style:font-style-complex="normal" style:font-weight-complex="bold"/>
    </style:style>
    <style:style style:name="P7" style:family="paragraph" style:parent-style-name="Standard" style:list-style-name="L1">
      <style:paragraph-properties fo:text-align="start" style:justify-single-word="false"/>
      <style:text-properties fo:font-size="12pt" fo:font-style="normal" style:text-underline-style="none" fo:font-weight="normal" officeooo:rsid="002267e6" officeooo:paragraph-rsid="00020f63" style:font-style-asian="normal" style:font-weight-asian="normal" style:font-style-complex="normal" style:font-weight-complex="normal"/>
    </style:style>
    <style:style style:name="P8" style:family="paragraph" style:parent-style-name="Standard" style:list-style-name="L2">
      <style:paragraph-properties fo:text-align="start" style:justify-single-word="false"/>
      <style:text-properties fo:font-size="12pt" fo:font-style="normal" style:text-underline-style="none" fo:font-weight="normal" officeooo:rsid="002664e2" officeooo:paragraph-rsid="00020f63" style:font-style-asian="normal" style:font-weight-asian="normal" style:font-style-complex="normal" style:font-weight-complex="normal"/>
    </style:style>
    <style:style style:name="P9" style:family="paragraph" style:parent-style-name="Standard" style:list-style-name="L3">
      <style:paragraph-properties fo:text-align="start" style:justify-single-word="false"/>
      <style:text-properties fo:font-size="12pt" fo:font-style="normal" style:text-underline-style="none" fo:font-weight="normal" officeooo:rsid="002664e2" officeooo:paragraph-rsid="00020f63" style:font-style-asian="normal" style:font-weight-asian="normal" style:font-style-complex="normal" style:font-weight-complex="normal"/>
    </style:style>
    <style:style style:name="P10" style:family="paragraph" style:parent-style-name="Standard" style:list-style-name="L3">
      <style:paragraph-properties fo:text-align="start" style:justify-single-word="false"/>
      <style:text-properties fo:font-size="12pt" fo:font-style="normal" style:text-underline-style="none" fo:font-weight="normal" officeooo:rsid="00272bbe" officeooo:paragraph-rsid="00020f63" style:font-style-asian="normal" style:font-weight-asian="normal" style:font-style-complex="normal" style:font-weight-complex="normal"/>
    </style:style>
    <style:style style:name="P11" style:family="paragraph" style:parent-style-name="Standard" style:list-style-name="L4">
      <style:paragraph-properties fo:text-align="start" style:justify-single-word="false"/>
      <style:text-properties fo:font-size="12pt" fo:font-style="normal" style:text-underline-style="none" fo:font-weight="normal" officeooo:rsid="00299fed" officeooo:paragraph-rsid="00020f63" style:font-style-asian="normal" style:font-weight-asian="normal" style:font-style-complex="normal" style:font-weight-complex="normal"/>
    </style:style>
    <style:style style:name="P12" style:family="paragraph" style:parent-style-name="Standard" style:list-style-name="L5">
      <style:paragraph-properties fo:text-align="start" style:justify-single-word="false"/>
      <style:text-properties fo:font-size="12pt" fo:font-style="normal" style:text-underline-style="none" fo:font-weight="normal" officeooo:rsid="002c90d3" officeooo:paragraph-rsid="00020f63" style:font-style-asian="normal" style:font-weight-asian="normal" style:font-style-complex="normal" style:font-weight-complex="normal"/>
    </style:style>
    <style:style style:name="P13" style:family="paragraph" style:parent-style-name="Standard" style:list-style-name="L5">
      <style:paragraph-properties fo:text-align="start" style:justify-single-word="false"/>
      <style:text-properties fo:font-size="12pt" fo:font-style="normal" style:text-underline-style="none" fo:font-weight="normal" officeooo:rsid="002d6ca7" officeooo:paragraph-rsid="00020f63" style:font-style-asian="normal" style:font-weight-asian="normal" style:font-style-complex="normal" style:font-weight-complex="normal"/>
    </style:style>
    <style:style style:name="P14" style:family="paragraph" style:parent-style-name="Standard" style:list-style-name="L6">
      <style:paragraph-properties fo:text-align="start" style:justify-single-word="false"/>
      <style:text-properties fo:font-size="12pt" fo:font-style="normal" style:text-underline-style="none" fo:font-weight="normal" officeooo:rsid="002dec03" officeooo:paragraph-rsid="00020f63" style:font-style-asian="normal" style:font-weight-asian="normal" style:font-style-complex="normal" style:font-weight-complex="normal"/>
    </style:style>
    <style:style style:name="P15" style:family="paragraph" style:parent-style-name="Standard" style:list-style-name="L3">
      <style:paragraph-properties fo:text-align="start" style:justify-single-word="false"/>
      <style:text-properties fo:font-size="12pt" fo:font-style="normal" style:text-underline-style="none" fo:font-weight="bold" officeooo:rsid="002664e2" officeooo:paragraph-rsid="00020f63" style:font-style-asian="normal" style:font-weight-asian="bold" style:font-style-complex="normal" style:font-weight-complex="bold"/>
    </style:style>
    <style:style style:name="P16" style:family="paragraph" style:parent-style-name="Standard" style:list-style-name="L3">
      <style:paragraph-properties fo:text-align="start" style:justify-single-word="false"/>
      <style:text-properties fo:font-size="12pt" fo:font-style="normal" style:text-underline-style="none" fo:font-weight="bold" officeooo:rsid="00272bbe" officeooo:paragraph-rsid="00020f63" style:font-style-asian="normal" style:font-weight-asian="bold" style:font-style-complex="normal" style:font-weight-complex="bold"/>
    </style:style>
    <style:style style:name="P17" style:family="paragraph" style:parent-style-name="Standard" style:list-style-name="L4">
      <style:paragraph-properties fo:text-align="start" style:justify-single-word="false"/>
      <style:text-properties fo:font-size="12pt" fo:font-style="normal" style:text-underline-style="none" fo:font-weight="bold" officeooo:rsid="00299fed" officeooo:paragraph-rsid="00020f63" style:font-style-asian="normal" style:font-weight-asian="bold" style:font-style-complex="normal" style:font-weight-complex="bold"/>
    </style:style>
    <style:style style:name="P18" style:family="paragraph" style:parent-style-name="Standard" style:list-style-name="L5">
      <style:paragraph-properties fo:text-align="start" style:justify-single-word="false"/>
      <style:text-properties fo:font-size="12pt" fo:font-style="normal" style:text-underline-style="none" fo:font-weight="bold" officeooo:rsid="002d6ca7" officeooo:paragraph-rsid="00020f63" style:font-style-asian="normal" style:font-weight-asian="bold" style:font-style-complex="normal" style:font-weight-complex="bold"/>
    </style:style>
    <style:style style:name="P19" style:family="paragraph" style:parent-style-name="Standard" style:list-style-name="L6">
      <style:paragraph-properties fo:text-align="start" style:justify-single-word="false"/>
      <style:text-properties fo:font-size="12pt" fo:font-style="normal" style:text-underline-style="none" fo:font-weight="bold" officeooo:rsid="002dec03" officeooo:paragraph-rsid="00020f63"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3114f5"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2c90d3"/>
    </style:style>
    <style:style style:name="T5"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b Refresher - HTTP - Status Codes</text:p>
      <text:p text:style-name="P3"/>
      <text:p text:style-name="P1">Status Codes</text:p>
      <text:list xml:id="list1944887107" text:style-name="L1">
        <text:list-item>
          <text:p text:style-name="P7">With URLs and verbs, the client can initiate requests to the server. The server will resound with status codes and message payloads.</text:p>
          <text:list>
            <text:list-item>
              <text:p text:style-name="P7">The status code tells the client how to interpret the server response.</text:p>
            </text:list-item>
          </text:list>
        </text:list-item>
        <text:list-item>
          <text:p text:style-name="P7">The HTTP spec defines certain number ranges for specific types of responses:</text:p>
        </text:list-item>
      </text:list>
      <text:p text:style-name="P4"/>
      <text:p text:style-name="P5"><text:tab/>1xx: <text:s/>Informational Messages</text:p>
      <text:list xml:id="list4281127070" text:style-name="L2">
        <text:list-item>
          <text:p text:style-name="P8">This class of code was introduced in HTTP/1.1 which tells the client to continue sending the remainder of the request, or ignore if it has already sent it.</text:p>
        </text:list-item>
        <text:list-item>
          <text:p text:style-name="P8">HTTP/1.0 clients will ignore this header.</text:p>
          <text:p text:style-name="P8"/>
        </text:list-item>
      </text:list>
      <text:p text:style-name="P6"><text:tab/>2xx: Successful</text:p>
      <text:list xml:id="list3767030213" text:style-name="L3">
        <text:list-item>
          <text:p text:style-name="P9">This tells the client that the request was successfully processed.</text:p>
        </text:list-item>
        <text:list-item>
          <text:p text:style-name="P9">The most common code is <text:span text:style-name="T3">200 OK</text:span>.</text:p>
        </text:list-item>
        <text:list-item>
          <text:p text:style-name="P9">For a GET request, the server will send the resouce in the message body.</text:p>
        </text:list-item>
        <text:list-item>
          <text:p text:style-name="P9">Other less frequently used codes:</text:p>
          <text:list>
            <text:list-item>
              <text:p text:style-name="P15">202<text:span text:style-name="T1"> Accepted: The request was accepted but may not include the resource in the response. This is useful for async processing on the server side, where server may choose to send information for monitoring.</text:span></text:p>
            </text:list-item>
            <text:list-item>
              <text:p text:style-name="P16">204<text:span text:style-name="T1"> No Content: There is no message body in the response.</text:span></text:p>
            </text:list-item>
            <text:list-item>
              <text:p text:style-name="P16">205<text:span text:style-name="T1"> Reset Content: Indicates to th</text:span><text:span text:style-name="T2">s</text:span><text:span text:style-name="T1">e client to reset its document view.</text:span></text:p>
            </text:list-item>
            <text:list-item>
              <text:p text:style-name="P16">206<text:span text:style-name="T1"> Partial Content: Indicates that the response only contains partial content. Additional headers indicate the exact range and context expiration information.</text:span></text:p>
              <text:p text:style-name="P10"/>
            </text:list-item>
          </text:list>
        </text:list-item>
      </text:list>
      <text:p text:style-name="P6"><text:tab/>3xx: Redirection</text:p>
      <text:list xml:id="list3012179943" text:style-name="L4">
        <text:list-item>
          <text:p text:style-name="P11">This requires the client to take additional action. The most common use case is to jump to a different URL in order to fetch the resource.</text:p>
        </text:list-item>
        <text:list-item>
          <text:p text:style-name="P11">Other <text:span text:style-name="T4">codes in this class</text:span>:</text:p>
          <text:list>
            <text:list-item>
              <text:p text:style-name="P17">301 <text:span text:style-name="T1">Moved Permanently: The resource is now located at a new URL.</text:span></text:p>
            </text:list-item>
            <text:list-item>
              <text:p text:style-name="P17">303 <text:span text:style-name="T1">See Other: The resource is located at a new URL. The </text:span><text:span text:style-name="T5">location</text:span><text:span text:style-name="T1"> response header contains the temporary URL.</text:span></text:p>
            </text:list-item>
            <text:list-item>
              <text:p text:style-name="P17">304<text:span text:style-name="T1"> Not Modified: The server has determined that the resource has not changed and that the client should use its cached copy. This relies on the client sending </text:span><text:span text:style-name="T5">ETag</text:span><text:span text:style-name="T1"> (entity tag) information that is a hash of the content. The server compares the Etag sent and its own for modifications.</text:span></text:p>
              <text:p text:style-name="P11"/>
            </text:list-item>
          </text:list>
        </text:list-item>
      </text:list>
      <text:p text:style-name="P6"><text:tab/>4xx: Client Error</text:p>
      <text:list xml:id="list1213680499" text:style-name="L5">
        <text:list-item>
          <text:p text:style-name="P12">These codes are used when the server thinks the client is at fault, either by requesting an invalid resource or making a bad request.</text:p>
        </text:list-item>
        <text:list-item>
          <text:p text:style-name="P12">The most common code is <text:span text:style-name="T3">404</text:span> Not Found, which indicates the resource is invalid and does not exist on the server.</text:p>
        </text:list-item>
        <text:list-item>
          <text:p text:style-name="P12">Other codes in this class:</text:p>
          <text:list>
            <text:list-item>
              <text:p text:style-name="P18">400<text:span text:style-name="T1"> Bad Request: The request was malformed.</text:span></text:p>
            </text:list-item>
            <text:list-item>
              <text:p text:style-name="P18">401<text:span text:style-name="T1"> Unauthorized: Request requires authentication. The client can repeat the request with the </text:span><text:span text:style-name="T5">Authorization</text:span><text:span text:style-name="T1"> header. If the client already included the </text:span><text:span text:style-name="T5">Authorization</text:span><text:span text:style-name="T1"> header, then the credentials were wrong.</text:span></text:p>
            </text:list-item>
            <text:list-item>
              <text:p text:style-name="P18"><text:soft-page-break/>403<text:span text:style-name="T1"> Forbidden: Server has denied access to the resource.</text:span></text:p>
            </text:list-item>
            <text:list-item>
              <text:p text:style-name="P18">405<text:span text:style-name="T1"> Method Not Allowed: Invalid HTTP verb used in the request line, or the server does not support that verb.</text:span></text:p>
            </text:list-item>
            <text:list-item>
              <text:p text:style-name="P18">409 <text:span text:style-name="T1">Conflict: The server could not complete the request because the client is trying to modify a resource that is newer than the client's timestamp.</text:span></text:p>
              <text:p text:style-name="P13"/>
            </text:list-item>
          </text:list>
        </text:list-item>
      </text:list>
      <text:p text:style-name="P6"><text:tab/>5xx: Server Error</text:p>
      <text:list xml:id="list3600132627" text:style-name="L6">
        <text:list-item>
          <text:p text:style-name="P14">This class of code indicate a server failure while processing the request.</text:p>
        </text:list-item>
        <text:list-item>
          <text:p text:style-name="P14">The most common code is <text:span text:style-name="T3">500 </text:span>Internal Server Error.</text:p>
        </text:list-item>
        <text:list-item>
          <text:p text:style-name="P14">Other codes in this class:</text:p>
          <text:list>
            <text:list-item>
              <text:p text:style-name="P19">501<text:span text:style-name="T1"> Not Implemented: The server does not yet support the requested functionality.</text:span></text:p>
            </text:list-item>
            <text:list-item>
              <text:p text:style-name="P19">503<text:span text:style-name="T1"> Service Unavailable: This code can appear when there is an internal system on the server that has failed or the server is overloaded. Typically, the server won't respond and the request will timeout.</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5T17:57:30.220736395</meta:creation-date>
    <dc:date>2021-12-05T17:58:01.308743660</dc:date>
    <meta:editing-duration>PT31S</meta:editing-duration>
    <meta:editing-cycles>1</meta:editing-cycles>
    <meta:generator>LibreOffice/6.4.7.2$Linux_X86_64 LibreOffice_project/40$Build-2</meta:generator>
    <meta:document-statistic meta:table-count="0" meta:image-count="0" meta:object-count="0" meta:page-count="2" meta:paragraph-count="42" meta:word-count="574" meta:character-count="3235" meta:non-whitespace-character-count="2728"/>
  </office:meta>
</office:document-meta>
</file>